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f87d9" officeooo:paragraph-rsid="001f87d9" style:font-size-asian="12.25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4pt" fo:font-weight="normal" officeooo:rsid="001f87d9" officeooo:paragraph-rsid="001f87d9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text-properties fo:font-size="14pt" fo:font-weight="normal" officeooo:rsid="00204c2e" officeooo:paragraph-rsid="00204c2e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4pt" fo:font-weight="normal" officeooo:rsid="00216e1e" officeooo:paragraph-rsid="00216e1e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text-properties fo:font-size="14pt" fo:font-weight="normal" officeooo:rsid="0022177d" officeooo:paragraph-rsid="0022177d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text-properties fo:font-size="14pt" fo:font-weight="normal" officeooo:rsid="00228b7a" officeooo:paragraph-rsid="00228b7a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low layout of System Design process.</text:span></text:p>
      <text:p text:style-name="P1"><text:span text:style-name="T1"/></text:p>
      <text:p text:style-name="P1">System Design <text:span text:style-name="T1">takes a linear approach when involved with web based systems; these can also be closely related to machine level dependent systems.</text:span></text:p>
      <text:p text:style-name="P1"><text:span text:style-name="T1"/></text:p>
      <text:p text:style-name="P1">Process</text:p>
      <text:list xml:id="list1543657646291214249" text:style-name="L1">
        <text:list-item>
          <text:p text:style-name="P2">Why? What is the reason for designing this system.</text:p>
        </text:list-item>
        <text:list-item>
          <text:p text:style-name="P2">Requirements and Goals.</text:p>
          <text:list>
            <text:list-item>
              <text:p text:style-name="P3">Functional Requirements – Defining behavior.</text:p>
            </text:list-item>
            <text:list-item>
              <text:p text:style-name="P3">Non-functional Requirements – Judge the operation of the SYSTEM.</text:p>
            </text:list-item>
            <text:list-item>
              <text:p text:style-name="P3">Other Requirements.</text:p>
            </text:list-item>
          </text:list>
        </text:list-item>
        <text:list-item>
          <text:p text:style-name="P2">Estimations; Capacity, Constraints, etc.</text:p>
          <text:list>
            <text:list-item>
              <text:p text:style-name="P4">Storage.</text:p>
            </text:list-item>
            <text:list-item>
              <text:p text:style-name="P5">Memory – 80-20 rule, 20% makes up for 80% traffic.</text:p>
            </text:list-item>
            <text:list-item>
              <text:p text:style-name="P4">Traffic.</text:p>
            </text:list-item>
            <text:list-item>
              <text:p text:style-name="P4">Bandwidth.</text:p>
            </text:list-item>
            <text:list-item>
              <text:p text:style-name="P6">Complete table of estimations.</text:p>
            </text:list-item>
          </text:list>
        </text:list-item>
        <text:list-item>
          <text:p text:style-name="P2">System API.</text:p>
        </text:list-item>
        <text:list-item>
          <text:p text:style-name="P2">Database Design.</text:p>
        </text:list-item>
        <text:list-item>
          <text:p text:style-name="P2">Basic System Design and Algorithm.</text:p>
        </text:list-item>
        <text:list-item>
          <text:p text:style-name="P2">Data management.</text:p>
        </text:list-item>
        <text:list-item>
          <text:p text:style-name="P2">Networking.</text:p>
        </text:list-item>
        <text:list-item>
          <text:p text:style-name="P2">Data sanitation/cleanup.</text:p>
        </text:list-item>
        <text:list-item>
          <text:p text:style-name="P2">Data collection.</text:p>
        </text:list-item>
        <text:list-item>
          <text:p text:style-name="P2">Security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2:20:40.726545526</meta:creation-date>
    <dc:date>2019-03-07T13:10:09.947745940</dc:date>
    <meta:editing-duration>PT29M8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22" meta:word-count="112" meta:character-count="712" meta:non-whitespace-character-count="638"/>
  </office:meta>
</office:document-meta>
</file>